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Standard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7pt"/>
    </style:style>
    <style:style style:name="co2" style:family="table-column">
      <style:table-column-properties fo:break-before="auto" style:column-width="80.05pt"/>
    </style:style>
    <style:style style:name="co3" style:family="table-column">
      <style:table-column-properties fo:break-before="auto" style:column-width="47.1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0.04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23"/>
    <style:style style:name="ce3" style:family="table-cell" style:parent-style-name="Default" style:data-style-name="N123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0">
      <style:table-cell-properties fo:background-color="#00ccff" style:cell-protect="none" style:print-content="true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able-cell-properties style:cell-protect="none" style:print-content="true"/>
    </style:style>
    <style:style style:name="ce7" style:family="table-cell" style:parent-style-name="Default" style:data-style-name="N124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24">
      <style:table-cell-properties style:text-align-source="fix" style:repeat-content="fals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Zeitabrechnung" table:style-name="ta1"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Zeitabrechnung SoPra Entwickler-Team</text:p>
          </table:table-cell>
          <table:table-cell table:style-name="Default"/>
          <table:table-cell table:number-columns-repeated="2"/>
          <table:table-cell office:value-type="string" calcext:value-type="string">
            <text:p>Nummer:</text:p>
          </table:table-cell>
          <table:table-cell table:style-name="ce8" office:value-type="float" office:value="16" calcext:value-type="float">
            <text:p>16</text:p>
          </table:table-cell>
        </table:table-row>
        <table:table-row table:style-name="ro2">
          <table:table-cell/>
          <table:table-cell table:style-name="ce4" office:value-type="string" calcext:value-type="string">
            <text:p>Martin Stach</text:p>
          </table:table-cell>
          <table:table-cell table:style-name="ce4" office:value-type="string" calcext:value-type="string">
            <text:p>Niklas Kammhoff</text:p>
          </table:table-cell>
          <table:table-cell table:style-name="ce4" office:value-type="string" calcext:value-type="string">
            <text:p>Kenan Allahyarl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2"/>
        </table:table-row>
        <table:table-row table:style-name="ro2">
          <table:table-cell office:value-type="date" office:date-value="2016-10-10" calcext:value-type="date">
            <text:p>Monday, 2016-10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1" calcext:value-type="date">
            <text:p>Tuesday, 2016-10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2" calcext:value-type="date">
            <text:p>Wednesday, 2016-10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3" calcext:value-type="date">
            <text:p>Thursday, 2016-10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4" calcext:value-type="date">
            <text:p>Friday, 2016-10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5" calcext:value-type="date">
            <text:p>Saturday, 2016-10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6" calcext:value-type="date">
            <text:p>Sunday, 2016-10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7" calcext:value-type="date">
            <text:p>Monday, 2016-10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8" calcext:value-type="date">
            <text:p>Tuesday, 2016-10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9" calcext:value-type="date">
            <text:p>Wednesday, 2016-10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0" calcext:value-type="date">
            <text:p>Thursday, 2016-10-20</text:p>
          </table:table-cell>
          <table:table-cell table:number-columns-repeated="3" table:style-name="ce6" office:value-type="time" office:time-value="PT00H30M00S" calcext:value-type="time">
            <text:p>00:30</text:p>
          </table:table-cell>
          <table:table-cell table:number-columns-repeated="2"/>
        </table:table-row>
        <table:table-row table:style-name="ro2">
          <table:table-cell office:value-type="date" office:date-value="2016-10-21" calcext:value-type="date">
            <text:p>Friday, 2016-10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2" calcext:value-type="date">
            <text:p>Saturday, 2016-10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3" calcext:value-type="date">
            <text:p>Sunday, 2016-10-23</text:p>
          </table:table-cell>
          <table:table-cell table:style-name="ce6"/>
          <table:table-cell table:style-name="ce6" office:value-type="time" office:time-value="PT01H15M00S" calcext:value-type="time">
            <text:p>01:15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0-24" calcext:value-type="date">
            <text:p>Monday, 2016-10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5" calcext:value-type="date">
            <text:p>Tuesday, 2016-10-25</text:p>
          </table:table-cell>
          <table:table-cell table:number-columns-repeated="3" table:style-name="ce6" office:value-type="time" office:time-value="PT01H30M00S" calcext:value-type="time">
            <text:p>01:30</text:p>
          </table:table-cell>
          <table:table-cell table:number-columns-repeated="2"/>
        </table:table-row>
        <table:table-row table:style-name="ro2">
          <table:table-cell office:value-type="date" office:date-value="2016-10-26" calcext:value-type="date">
            <text:p>Wednesday, 2016-10-26</text:p>
          </table:table-cell>
          <table:table-cell table:style-name="ce6"/>
          <table:table-cell table:style-name="ce6" office:value-type="time" office:time-value="PT00H40M00S" calcext:value-type="time">
            <text:p>00:4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0-27" calcext:value-type="date">
            <text:p>Thursday, 2016-10-27</text:p>
          </table:table-cell>
          <table:table-cell table:number-columns-repeated="3" table:style-name="ce6" office:value-type="time" office:time-value="PT03H00M00S" calcext:value-type="time">
            <text:p>03:00</text:p>
          </table:table-cell>
          <table:table-cell table:number-columns-repeated="2"/>
        </table:table-row>
        <table:table-row table:style-name="ro2">
          <table:table-cell office:value-type="date" office:date-value="2016-10-28" calcext:value-type="date">
            <text:p>Friday, 2016-10-28</text:p>
          </table:table-cell>
          <table:table-cell table:style-name="ce6" table:number-columns-repeated="3"/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0-29" calcext:value-type="date">
            <text:p>Saturday, 2016-10-29</text:p>
          </table:table-cell>
          <table:table-cell table:style-name="ce6" table:number-columns-repeated="3"/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0-30" calcext:value-type="date">
            <text:p>Sunday, 2016-10-30</text:p>
          </table:table-cell>
          <table:table-cell table:style-name="ce6" table:number-columns-repeated="3"/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0-31" calcext:value-type="date">
            <text:p>Monday, 2016-10-31</text:p>
          </table:table-cell>
          <table:table-cell table:style-name="ce6" table:number-columns-repeated="3"/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1-01" calcext:value-type="date">
            <text:p>Tuesday, 2016-11-01</text:p>
          </table:table-cell>
          <table:table-cell table:style-name="ce6" table:number-columns-repeated="3"/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1-02" calcext:value-type="date">
            <text:p>Wednesday, 2016-11-02</text:p>
          </table:table-cell>
          <table:table-cell table:style-name="ce6" table:number-columns-repeated="3"/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1-03" calcext:value-type="date">
            <text:p>Thursday, 2016-11-03</text:p>
          </table:table-cell>
          <table:table-cell table:style-name="ce6" table:number-columns-repeated="3"/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1-04" calcext:value-type="date">
            <text:p>Friday, 2016-11-04</text:p>
          </table:table-cell>
          <table:table-cell table:style-name="ce6" table:number-columns-repeated="2"/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1-05" calcext:value-type="date">
            <text:p>Saturday, 2016-11-05</text:p>
          </table:table-cell>
          <table:table-cell table:style-name="ce6" table:number-columns-repeated="3"/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1-06" calcext:value-type="date">
            <text:p>Sunday, 2016-11-06</text:p>
          </table:table-cell>
          <table:table-cell table:style-name="ce6" table:number-columns-repeated="3"/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1-07" calcext:value-type="date">
            <text:p>Monday, 2016-11-07</text:p>
          </table:table-cell>
          <table:table-cell table:number-columns-repeated="3" table:style-name="ce6" office:value-type="time" office:time-value="PT03H00M00S" calcext:value-type="time">
            <text:p>03:00</text:p>
          </table:table-cell>
          <table:table-cell table:number-columns-repeated="2"/>
        </table:table-row>
        <table:table-row table:style-name="ro2">
          <table:table-cell office:value-type="date" office:date-value="2016-11-08" calcext:value-type="date">
            <text:p>Tuesday, 2016-11-08</text:p>
          </table:table-cell>
          <table:table-cell table:style-name="ce6" table:number-columns-repeated="2"/>
          <table:table-cell table:style-name="ce6" office:value-type="time" office:time-value="PT01H00M00S" calcext:value-type="time">
            <text:p>01:00</text:p>
          </table:table-cell>
          <table:table-cell table:number-columns-repeated="2"/>
        </table:table-row>
        <table:table-row table:style-name="ro2">
          <table:table-cell office:value-type="date" office:date-value="2016-11-09" calcext:value-type="date">
            <text:p>Wednesday, 2016-11-09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1-10" calcext:value-type="date">
            <text:p>Thursday, 2016-11-1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5H30M00S" calcext:value-type="time">
            <text:p>05:30</text:p>
          </table:table-cell>
          <table:table-cell table:style-name="ce6" office:value-type="time" office:time-value="PT02H30M00S" calcext:value-type="time">
            <text:p>02:30</text:p>
          </table:table-cell>
          <table:table-cell table:number-columns-repeated="2"/>
        </table:table-row>
        <table:table-row table:style-name="ro2">
          <table:table-cell office:value-type="date" office:date-value="2016-11-11" calcext:value-type="date">
            <text:p>Friday, 2016-11-11</text:p>
          </table:table-cell>
          <table:table-cell table:style-name="ce6" office:value-type="time" office:time-value="PT01H30M00S" calcext:value-type="time">
            <text:p>01:30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office:value-type="date" office:date-value="2016-11-12" calcext:value-type="date">
            <text:p>Saturday, 2016-1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3" calcext:value-type="date">
            <text:p>Sunday, 2016-1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4" calcext:value-type="date">
            <text:p>Monday, 2016-1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5" calcext:value-type="date">
            <text:p>Tuesday, 2016-11-15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1-16" calcext:value-type="date">
            <text:p>Wednesday, 2016-11-16</text:p>
          </table:table-cell>
          <table:table-cell table:style-name="ce6"/>
          <table:table-cell table:style-name="ce6" office:value-type="time" office:time-value="PT02H30M00S" calcext:value-type="time">
            <text:p>02:3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1-17" calcext:value-type="date">
            <text:p>Thursday, 2016-11-17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1-18" calcext:value-type="date">
            <text:p>Friday, 2016-1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9" calcext:value-type="date">
            <text:p>Saturday, 2016-11-19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1-20" calcext:value-type="date">
            <text:p>Sunday, 2016-11-20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1-21" calcext:value-type="date">
            <text:p>Monday, 2016-11-21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1-22" calcext:value-type="date">
            <text:p>Tuesday, 2016-11-22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1-23" calcext:value-type="date">
            <text:p>Wednesday, 2016-11-23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1-24" calcext:value-type="date">
            <text:p>Thursday, 2016-1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5" calcext:value-type="date">
            <text:p>Friday, 2016-1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6" calcext:value-type="date">
            <text:p>Saturday, 2016-1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7" calcext:value-type="date">
            <text:p>Sunday, 2016-1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8" calcext:value-type="date">
            <text:p>Monday, 2016-1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9" calcext:value-type="date">
            <text:p>Tuesday, 2016-11-29</text:p>
          </table:table-cell>
          <table:table-cell table:style-name="ce6"/>
          <table:table-cell table:style-name="ce6" office:value-type="time" office:time-value="PT04H00M00S" calcext:value-type="time">
            <text:p>04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1-30" calcext:value-type="date">
            <text:p>Wednesday, 2016-11-30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2-01" calcext:value-type="date">
            <text:p>Thursday, 2016-1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2" calcext:value-type="date">
            <text:p>Friday, 2016-1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3" calcext:value-type="date">
            <text:p>Saturday, 2016-12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4" calcext:value-type="date">
            <text:p>Sunday, 2016-12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5" calcext:value-type="date">
            <text:p>Monday, 2016-12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6" calcext:value-type="date">
            <text:p>Tuesday, 2016-12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7" calcext:value-type="date">
            <text:p>Wednesday, 2016-12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8" calcext:value-type="date">
            <text:p>Thursday, 2016-12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9" calcext:value-type="date">
            <text:p>Friday, 2016-12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0" calcext:value-type="date">
            <text:p>Saturday, 2016-12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1" calcext:value-type="date">
            <text:p>Sunday, 2016-12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2" calcext:value-type="date">
            <text:p>Monday, 2016-12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3" calcext:value-type="date">
            <text:p>Tuesday, 2016-12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4" calcext:value-type="date">
            <text:p>Wednesday, 2016-12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5" calcext:value-type="date">
            <text:p>Thursday, 2016-12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6" calcext:value-type="date">
            <text:p>Friday, 2016-12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7" calcext:value-type="date">
            <text:p>Saturday, 2016-12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8" calcext:value-type="date">
            <text:p>Sunday, 2016-12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9" calcext:value-type="date">
            <text:p>Monday, 2016-12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0" calcext:value-type="date">
            <text:p>Tuesday, 2016-12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1" calcext:value-type="date">
            <text:p>Wednesday, 2016-12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2" calcext:value-type="date">
            <text:p>Thursday, 2016-12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3" calcext:value-type="date">
            <text:p>Friday, 2016-12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4" calcext:value-type="date">
            <text:p>Saturday, 2016-12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5" calcext:value-type="date">
            <text:p>Sunday, 2016-12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6" calcext:value-type="date">
            <text:p>Monday, 2016-12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7" calcext:value-type="date">
            <text:p>Tuesday, 2016-12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8" calcext:value-type="date">
            <text:p>Wednesday, 2016-12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9" calcext:value-type="date">
            <text:p>Thursday, 2016-12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0" calcext:value-type="date">
            <text:p>Friday, 2016-12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1" calcext:value-type="date">
            <text:p>Saturday, 2016-12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1" calcext:value-type="date">
            <text:p>Sunday, 2017-0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2" calcext:value-type="date">
            <text:p>Monday, 2017-0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3" calcext:value-type="date">
            <text:p>Tuesday, 2017-0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4" calcext:value-type="date">
            <text:p>Wednesday, 2017-0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5" calcext:value-type="date">
            <text:p>Thursday, 2017-0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6" calcext:value-type="date">
            <text:p>Friday, 2017-0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7" calcext:value-type="date">
            <text:p>Saturday, 2017-0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8" calcext:value-type="date">
            <text:p>Sunday, 2017-0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9" calcext:value-type="date">
            <text:p>Monday, 2017-0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0" calcext:value-type="date">
            <text:p>Tuesday, 2017-0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1" calcext:value-type="date">
            <text:p>Wednesday, 2017-0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2" calcext:value-type="date">
            <text:p>Thursday, 2017-0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3" calcext:value-type="date">
            <text:p>Friday, 2017-0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4" calcext:value-type="date">
            <text:p>Saturday, 2017-0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5" calcext:value-type="date">
            <text:p>Sunday, 2017-0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6" calcext:value-type="date">
            <text:p>Monday, 2017-0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7" calcext:value-type="date">
            <text:p>Tuesday, 2017-0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8" calcext:value-type="date">
            <text:p>Wednesday, 2017-0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9" calcext:value-type="date">
            <text:p>Thursday, 2017-0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0" calcext:value-type="date">
            <text:p>Friday, 2017-0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1" calcext:value-type="date">
            <text:p>Saturday, 2017-0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2" calcext:value-type="date">
            <text:p>Sunday, 2017-0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3" calcext:value-type="date">
            <text:p>Monday, 2017-0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4" calcext:value-type="date">
            <text:p>Tuesday, 2017-0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5" calcext:value-type="date">
            <text:p>Wednesday, 2017-0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6" calcext:value-type="date">
            <text:p>Thursday, 2017-0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7" calcext:value-type="date">
            <text:p>Friday, 2017-0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8" calcext:value-type="date">
            <text:p>Saturday, 2017-0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9" calcext:value-type="date">
            <text:p>Sunday, 2017-0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0" calcext:value-type="date">
            <text:p>Monday, 2017-0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1" calcext:value-type="date">
            <text:p>Tuesday, 2017-01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1" calcext:value-type="date">
            <text:p>Wednesday, 2017-0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2" calcext:value-type="date">
            <text:p>Thursday, 2017-0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3" calcext:value-type="date">
            <text:p>Friday, 2017-02-03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table:formula="of:=[.B2]" office:value-type="string" office:string-value="Martin Stach" calcext:value-type="string">
            <text:p>Martin Stach</text:p>
          </table:table-cell>
          <table:table-cell table:formula="of:=[.C2]" office:value-type="string" office:string-value="Niklas Kammhoff" calcext:value-type="string">
            <text:p>Niklas Kammhoff</text:p>
          </table:table-cell>
          <table:table-cell table:formula="of:=[.D2]" office:value-type="string" office:string-value="Kenan Allahyarli" calcext:value-type="string">
            <text:p>Kenan Allahyarli</text:p>
          </table:table-cell>
          <table:table-cell/>
          <table:table-cell table:style-name="ce9" office:value-type="string" calcext:value-type="string">
            <text:p>Gesamt</text:p>
          </table:table-cell>
        </table:table-row>
        <table:table-row table:style-name="ro1">
          <table:table-cell table:style-name="ce3" office:value-type="string" calcext:value-type="string">
            <text:p>Summe</text:p>
          </table:table-cell>
          <table:table-cell table:style-name="ce7" table:formula="of:=SUM([.B4:.B120])" office:value-type="time" office:time-value="PT13H30M00S" calcext:value-type="time">
            <text:p>13:30</text:p>
          </table:table-cell>
          <table:table-cell table:style-name="ce7" table:formula="of:=SUM([.C4:.C120])" office:value-type="time" office:time-value="PT46H55M00S" calcext:value-type="time">
            <text:p>46:55</text:p>
          </table:table-cell>
          <table:table-cell table:style-name="ce7" table:formula="of:=SUM([.D4:.D120])" office:value-type="time" office:time-value="PT13H30M00S" calcext:value-type="time">
            <text:p>13:30</text:p>
          </table:table-cell>
          <table:table-cell/>
          <table:table-cell table:style-name="ce10" table:formula="of:=SUM([.B122:.D122])" office:value-type="time" office:time-value="PT73H55M00S" calcext:value-type="time">
            <text:p>73:55</text:p>
          </table:table-cell>
        </table:table-row>
        <table:table-row table:style-name="ro1" table:number-rows-repeated="104845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Standard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24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Arial" fo:font-family="Arial" style:font-style-name="Standard" style:font-family-generic="swiss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 style:data-style-name="N2" text:time-value="16:06:01.09786095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0:15:48.482000000</meta:creation-date>
    <meta:editing-duration>PT18M51S</meta:editing-duration>
    <meta:editing-cycles>16</meta:editing-cycles>
    <meta:generator>LibreOffice/5.2.3.3$Linux_X86_64 LibreOffice_project/20m0$Build-3</meta:generator>
    <meta:initial-creator>Kai Mindermann</meta:initial-creator>
    <dc:date>2016-11-30T16:06:55.842165381</dc:date>
    <meta:document-statistic meta:table-count="1" meta:cell-count="177" meta:object-count="0"/>
  </office:meta>
</office:document-meta>
</file>